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3.85pt"/>
    </style:style>
    <style:style style:name="co2" style:family="table-column">
      <style:table-column-properties fo:break-before="auto" style:column-width="407.96pt"/>
    </style:style>
    <style:style style:name="co3" style:family="table-column">
      <style:table-column-properties fo:break-before="auto" style:column-width="293.7pt"/>
    </style:style>
    <style:style style:name="co4" style:family="table-column">
      <style:table-column-properties fo:break-before="auto" style:column-width="177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3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Aspect</text:p>
          </table:table-cell>
          <table:table-cell table:style-name="ce1" office:value-type="string" calcext:value-type="string">
            <text:p>Hypothesis</text:p>
          </table:table-cell>
          <table:table-cell table:style-name="ce1" office:value-type="string" calcext:value-type="string">
            <text:p>Implementation considerations</text:p>
          </table:table-cell>
          <table:table-cell table:style-name="ce1"/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System architecture</text:p>
          </table:table-cell>
          <table:table-cell table:style-name="ce3" office:value-type="string" calcext:value-type="string">
            <text:p>• <text:span text:style-name="T1">An asymmetric system </text:span>would invoke CMC related theories such as <text:span text:style-name="T2">SIDE </text:span>and <text:span text:style-name="T2">hyperpersonal communication </text:span>that are positive for contact<text:span text:style-name="T2">, </text:span>but only in one side of the conversation. </text:p>
            <text:p>• <text:span text:style-name="T1">An asymmetric system </text:span>may provide a power advantage for oppressed groups and highlight existing inequalities, but may also cause inconvenience to the participants.</text:p>
            <text:p/>
            <text:p>• <text:span text:style-name="T1">A symmetric system </text:span>would provide a more equal foundation for the conversation</text:p>
            <text:p> and a stronger sense of agency and ownership for the operators since the interface is transparent </text:p>
          </table:table-cell>
          <table:table-cell table:style-name="ce3" office:value-type="string" calcext:value-type="string">
            <text:p>• Asymmetric systems are easier to implement and to disseminate than symmetric systems</text:p>
            <text:p/>
            <text:p/>
            <text:p/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Visual appearance</text:p>
          </table:table-cell>
          <table:table-cell table:style-name="ce3" office:value-type="string" calcext:value-type="string">
            <text:p><text:span text:style-name="T1">A respectful, non-anthropomorphic appearance, with added cues signaling the human and cultural nature of the operator</text:span>:</text:p>
            <text:p> </text:p>
            <text:p>• Avoids the uncanny valley, supporting a positive attitude toward the avatar.</text:p>
            <text:p>• Maintains the sense of co-presence with a human operator inhabiting the avatar.</text:p>
            <text:p>• Maintains group salience supported by added cues.</text:p>
            <text:p>• Increases the sense of self-extension within the operator.</text:p>
          </table:table-cell>
          <table:table-cell table:style-name="ce3" office:value-type="string" calcext:value-type="string">
            <office:annotation draw:style-name="gr1" draw:text-style-name="P2" svg:width="417.46pt" svg:height="42.75pt" svg:x="886.73pt" svg:y="54.74pt" draw:caption-point-x="-11.54pt" draw:caption-point-y="-22.96pt">
              <dc:date>2020-07-10T00:00:00</dc:date>
              <text:p text:style-name="P1">do you explain the dual ecologies problem in the article?</text:p>
              <text:p text:style-name="P1"><text:tab/>-Béatrice Hasler</text:p>
            </office:annotation>
            <text:p>The use of a 2D face-display embedded in the robot is not recommended due to the dual ecologies problem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Voice</text:p>
          </table:table-cell>
          <table:table-cell table:style-name="ce3" office:value-type="string" calcext:value-type="string">
            <text:p><text:span text:style-name="T1">A synthetic voice that maintains a human tone but is consistent with the non-anthropomorphic appearance of the avatar:</text:span></text:p>
            <text:p/>
            <text:p>• Maintains co-presence and group salience.</text:p>
            <text:p>• Enables speech augmentation and language translation.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ateriality</text:p>
          </table:table-cell>
          <table:table-cell table:style-name="ce3" office:value-type="string" calcext:value-type="string">
            <text:p><text:span text:style-name="T1">Use of soft materials and soft actuators:</text:span></text:p>
            <text:p/>
            <text:p>• Supports intimacy and empathy due to the relatable nature of movement and touch.</text:p>
            <text:p>• Promotes a sense of safety and non-violence among the participants.</text:p>
          </table:table-cell>
          <table:table-cell table:style-name="ce3" office:value-type="string" calcext:value-type="string">
            <office:annotation draw:style-name="gr1" draw:text-style-name="P2" svg:width="417.46pt" svg:height="42.75pt" svg:x="886.73pt" svg:y="86.26pt" draw:caption-point-x="-11.54pt" draw:caption-point-y="-22.99pt">
              <dc:date>2020-07-10T00:00:00</dc:date>
              <text:p text:style-name="P1">what are uncanny emotions ?</text:p>
              <text:p text:style-name="P1"><text:tab/>-Béatrice Hasler</text:p>
            </office:annotation>
            <text:p>• Soft actuators are largely tethered and therefore restrict movement.</text:p>
            <text:p>• Organic movement increases the risk of the uncanny.</text:p>
            <text:p>• The combination of soft and cold skin also invokes uncanny emotions.</text:p>
            <text:p/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Co-design</text:p>
          </table:table-cell>
          <table:table-cell table:style-name="ce1" office:value-type="string" calcext:value-type="string">
            <text:p>A co-design approach to robotic avatars:</text:p>
            <text:p/>
            <text:p><text:span text:style-name="T3">• Increases operator self-extension toward the avatar.</text:span></text:p>
            <text:p><text:span text:style-name="T3">• Improves general attitude toward robots.</text:span></text:p>
            <text:p><text:span text:style-name="T3">• Supports expressive therapy and empowerment.</text:span></text:p>
          </table:table-cell>
          <table:table-cell table:style-name="ce3" office:value-type="string" calcext:value-type="string">
            <text:p>• Robot design and assembly requires more effort and knowledge from the participants than in a virtual setting.</text:p>
            <text:p>• Requires active participation of the engineers.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Movement in space</text:p>
          </table:table-cell>
          <table:table-cell table:style-name="ce3" office:value-type="string" calcext:value-type="string">
            <text:p><text:span text:style-name="T1">Stationary robots</text:span>:</text:p>
            <text:p>• Allow the operator to focus on the interaction rather than on mobility.</text:p>
            <text:p>• Encourage the use of affective touch-based interactions.</text:p>
            <text:p/>
            <text:p><text:span text:style-name="T1">Mobile robots:</text:span></text:p>
            <text:p>• May empower group members who suffer from movement restrictions due to territorial conflict.</text:p>
          </table:table-cell>
          <table:table-cell table:style-name="ce3" office:value-type="string" calcext:value-type="string">
            <text:p>• A symmetric system restricts mobility since the operator cannot see the space around the avatar without losing attention from the interaction.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nverbal communication</text:p>
          </table:table-cell>
          <table:table-cell table:style-name="ce3" office:value-type="string" calcext:value-type="string">
            <text:p>  • <text:span text:style-name="T1">Turn-taking and attention signals</text:span> such a gaze aversion promote the sense of equality.</text:p>
            <text:p>  • <text:span text:style-name="T1">Explicit emotional gestures</text:span> avoid the risk of false emotion recognition on the operator's side.</text:p>
            <text:p> •  <text:span text:style-name="T1">Movement-based emotional expression </text:span>based on frameworks as LMA and PAD avoids the risk of mis-interpreted emotion on the interlocutor side, especially when using non-anthropomorphic avatars. </text:p>
          </table:table-cell>
          <table:table-cell table:style-name="ce3" office:value-type="string" calcext:value-type="string">
            <text:p>  • Turn-taking signals should be performed autonomously by the telerobot.</text:p>
            <text:p>  • In an asymmetric system, explicit gestures could be triggered using emojis or other dedicated buttons and end-of-turn can be more easily recognized when typing and clicking.</text:p>
            <text:p>  • In a symmetric system, explicit gestures could be triggered by defined body gestures or haptic interactions on the telerobot's body.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Verbal communication</text:p>
          </table:table-cell>
          <table:table-cell table:style-name="ce3" office:value-type="string" calcext:value-type="string">
            <text:p>• <text:span text:style-name="T1">Automatic language translation</text:span> could assist in communication, but is prone to error.</text:p>
            <text:p>• <text:span text:style-name="T1">Detailed feedback of the translation process and an ability to take back utterances</text:span> could relieve anxiety from the participants of being misunderstood.</text:p>
          </table:table-cell>
          <table:table-cell table:style-name="ce3" office:value-type="string" calcext:value-type="string">
            <text:p>AI should be used with sensitivity and transparency.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ynchrony, reciprocity and feedback</text:p>
          </table:table-cell>
          <table:table-cell table:style-name="ce1" office:value-type="string" calcext:value-type="string">
            <text:p>• Rhythmic synchronized activities <text:span text:style-name="T3">such as dance and mimicry, as well as</text:span> reciprocal actions <text:span text:style-name="T3">such as handshake and gaze matching</text:span>  <text:span text:style-name="T3">promote empathy and sympathy.</text:span></text:p>
            <text:p>* Feedback over performed teleoperations<text:span text:style-name="T3"> reduces anxiety, allowing operators to see how their avatar behaves.</text:span></text:p>
          </table:table-cell>
          <table:table-cell table:style-name="ce1" office:value-type="string" calcext:value-type="string">
            <text:p/>
            <text:p><text:span text:style-name="T3">• Internet latency is a challenge for telepresence synchronization. </text:span></text:p>
            <text:p>• <text:span text:style-name="T3">Symmetric systems have a transparent interface and do not require teleoperation feedback.</text:span>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blic space interventions</text:p>
          </table:table-cell>
          <table:table-cell table:style-name="ce3" office:value-type="string" calcext:value-type="string">
            <text:p>• <text:span text:style-name="T1">External hints on group identity and a full exposure upon contact </text:span> balance the potential to reach as many people and the danger of a negative reaction in involuntary contact.</text:p>
          </table:table-cell>
          <table:table-cell table:style-name="ce3" office:value-type="string" calcext:value-type="string">
            <text:p>• In a symmetric system two robots are placed in separate public spaces, waiting for passersby.</text:p>
            <text:p>• In an asymmetric system people connect remote to one public space and have more freedom to examine their environment.</text:p>
            <text:p>• Cues that can be seen or heard from a distance may help engage people in conversation.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Interaction content</text:p>
          </table:table-cell>
          <table:table-cell table:style-name="ce3" office:value-type="string" calcext:value-type="string">
            <text:p>• <text:span text:style-name="T1">Games </text:span>support peacebuilding and may use the robot's body as a game controller.</text:p>
            <text:p>• <text:span text:style-name="T1">Semi-autonomous mediation</text:span> could support empowerment and recognition of the participants, but may decrease the sense of co-presence </text:p>
          </table:table-cell>
          <table:table-cell table:style-name="ce3" office:value-type="string" calcext:value-type="string">
            <text:p>• The dual ecologies problem may rise if using interactive visuals.</text:p>
            <text:p>• Machine learning tools should be used cautiously.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Ethical considerations</text:p>
          </table:table-cell>
          <table:table-cell table:style-name="ce3" office:value-type="string" calcext:value-type="string">
            <text:p>• <text:span text:style-name="T1">Recognizing existing power relations within the system and telerobot design </text:span>may tackle "Anti-Normalization" discourses.</text:p>
            <text:p>• <text:span text:style-name="T1">Co-design </text:span>of the system can empower minority groups and relieve some concern.</text:p>
            <text:p>• <text:span text:style-name="T1">Full</text:span> <text:span text:style-name="T1">transparency</text:span> of resources, people involved and a full open-sourcing of software and hardware is required</text:p>
          </table:table-cell>
          <table:table-cell table:style-name="ce3" office:value-type="string" calcext:value-type="string">
            <text:p>• Open machine learning datasets should be favored private cloud solutions.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3"/>
          <table:table-cell table:style-name="ce5"/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4" office:value-type="string" calcext:value-type="string">
            <text:p>I really like this overview! It is very helpful for the understanding of this complex concept. maybe we can even have it as a table in the article? </text:p>
          </table:table-cell>
          <table:table-cell table:style-name="ce3" table:number-columns-repeated="25"/>
          <table:table-cell table:number-columns-repeated="998"/>
        </table:table-row>
        <table:table-row table:style-name="ro1" table:number-rows-repeated="985">
          <table:table-cell table:style-name="ce3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9" meta:object-count="0"/>
    <meta:generator>LibreOfficeDev/6.0.5.2$Linux_X86_64 LibreOffice_project/</meta:generator>
  </office:meta>
</office:document-meta>
</file>